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547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alileo" table:style-name="ta1">
        <table:shapes>
          <draw:frame draw:z-index="0" draw:style-name="gr1" draw:text-style-name="P1" svg:width="6.2917in" svg:height="3.5453in" svg:x="0.8772in" svg:y="4.5173in">
            <draw:object draw:notify-on-update-of-ranges="Galileo.B1:Galileo.B1 Galileo.B2:Galileo.B22 Galileo.K1:Galileo.K1 Galileo.K2:Galileo.K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17in" svg:height="3.5453in" svg:x="8.5551in" svg:y="4.6953in">
            <draw:object draw:notify-on-update-of-ranges="Galileo.B1:Galileo.B1 Galileo.B2:Galileo.B22 Galileo.L1:Galileo.L1 Galileo.L2:Galileo.L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med_bench</text:p>
          </table:table-cell>
          <table:table-cell office:value-type="string" calcext:value-type="string">
            <text:p>med_time</text:p>
          </table:table-cell>
          <table:table-cell office:value-type="string" calcext:value-type="string">
            <text:p>energy\_mW\_h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float" office:value="431.9" calcext:value-type="float">
            <text:p>431.9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3" office:value-type="float" office:value="129147" calcext:value-type="float">
            <text:p>129147</text:p>
          </table:table-cell>
          <table:table-cell table:formula="of:=MEDIAN([.C2:.E2])" office:value-type="float" office:value="432" calcext:value-type="float">
            <text:p>432</text:p>
          </table:table-cell>
          <table:table-cell table:formula="of:=MEDIAN([.F2:.H2])/1000" office:value-type="float" office:value="129.147" calcext:value-type="float">
            <text:p>129.147</text:p>
          </table:table-cell>
          <table:table-cell table:formula="of:=(([.I2]/1000*5.16)/1000)/(3600/[.J2]/1000000)" office:value-type="float" office:value="79.9678224" calcext:value-type="float">
            <text:p>79.9678224</text:p>
          </table:table-cell>
          <table:table-cell table:formula="of:=[.I2]*6.36/1000" office:value-type="float" office:value="2.74752" calcext:value-type="float">
            <text:p>2.74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p\_nop</text:p>
          </table:table-cell>
          <table:table-cell office:value-type="float" office:value="430.2" calcext:value-type="float">
            <text:p>430.2</text:p>
          </table:table-cell>
          <table:table-cell office:value-type="float" office:value="430.4" calcext:value-type="float">
            <text:p>430.4</text:p>
          </table:table-cell>
          <table:table-cell office:value-type="float" office:value="430.3" calcext:value-type="float">
            <text:p>430.3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3:.E3])" office:value-type="float" office:value="430.3" calcext:value-type="float">
            <text:p>430.3</text:p>
          </table:table-cell>
          <table:table-cell table:formula="of:=MEDIAN([.F3:.H3])/1000" office:value-type="float" office:value="145.291" calcext:value-type="float">
            <text:p>145.291</text:p>
          </table:table-cell>
          <table:table-cell table:formula="of:=(([.I3]/1000*5.16)/1000)/(3600/[.J3]/1000000)" office:value-type="float" office:value="89.6101614633333" calcext:value-type="float">
            <text:p>89.6101614633</text:p>
          </table:table-cell>
          <table:table-cell table:formula="of:=[.I3]*6.36/1000" office:value-type="float" office:value="2.736708" calcext:value-type="float">
            <text:p>2.736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p\_nop\_nop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431.1" calcext:value-type="float">
            <text:p>431.1</text:p>
          </table:table-cell>
          <table:table-cell office:value-type="float" office:value="161435" calcext:value-type="float">
            <text:p>161435</text:p>
          </table:table-cell>
          <table:table-cell table:number-columns-repeated="2" office:value-type="float" office:value="161434" calcext:value-type="float">
            <text:p>161434</text:p>
          </table:table-cell>
          <table:table-cell table:formula="of:=MEDIAN([.C4:.E4])" office:value-type="float" office:value="431.1" calcext:value-type="float">
            <text:p>431.1</text:p>
          </table:table-cell>
          <table:table-cell table:formula="of:=MEDIAN([.F4:.H4])/1000" office:value-type="float" office:value="161.434" calcext:value-type="float">
            <text:p>161.434</text:p>
          </table:table-cell>
          <table:table-cell table:formula="of:=(([.I4]/1000*5.16)/1000)/(3600/[.J4]/1000000)" office:value-type="float" office:value="99.75168294" calcext:value-type="float">
            <text:p>99.75168294</text:p>
          </table:table-cell>
          <table:table-cell table:formula="of:=[.I4]*6.36/1000" office:value-type="float" office:value="2.741796" calcext:value-type="float">
            <text:p>2.7417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l\_0</text:p>
          </table:table-cell>
          <table:table-cell office:value-type="float" office:value="431.4" calcext:value-type="float">
            <text:p>431.4</text:p>
          </table:table-cell>
          <table:table-cell office:value-type="float" office:value="431.7" calcext:value-type="float">
            <text:p>431.7</text:p>
          </table:table-cell>
          <table:table-cell office:value-type="float" office:value="431.5" calcext:value-type="float">
            <text:p>431.5</text:p>
          </table:table-cell>
          <table:table-cell office:value-type="float" office:value="145292" calcext:value-type="float">
            <text:p>145292</text:p>
          </table:table-cell>
          <table:table-cell table:number-columns-repeated="2" office:value-type="float" office:value="145291" calcext:value-type="float">
            <text:p>145291</text:p>
          </table:table-cell>
          <table:table-cell table:formula="of:=MEDIAN([.C5:.E5])" office:value-type="float" office:value="431.5" calcext:value-type="float">
            <text:p>431.5</text:p>
          </table:table-cell>
          <table:table-cell table:formula="of:=MEDIAN([.F5:.H5])/1000" office:value-type="float" office:value="145.291" calcext:value-type="float">
            <text:p>145.291</text:p>
          </table:table-cell>
          <table:table-cell table:formula="of:=(([.I5]/1000*5.16)/1000)/(3600/[.J5]/1000000)" office:value-type="float" office:value="89.8600619833333" calcext:value-type="float">
            <text:p>89.8600619833</text:p>
          </table:table-cell>
          <table:table-cell table:formula="of:=[.I5]*6.36/1000" office:value-type="float" office:value="2.74434" calcext:value-type="float">
            <text:p>2.744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l\_32</text:p>
          </table:table-cell>
          <table:table-cell office:value-type="float" office:value="435.3" calcext:value-type="float">
            <text:p>435.3</text:p>
          </table:table-cell>
          <table:table-cell office:value-type="float" office:value="435.2" calcext:value-type="float">
            <text:p>435.2</text:p>
          </table:table-cell>
          <table:table-cell office:value-type="float" office:value="435.5" calcext:value-type="float">
            <text:p>435.5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6:.E6])" office:value-type="float" office:value="435.3" calcext:value-type="float">
            <text:p>435.3</text:p>
          </table:table-cell>
          <table:table-cell table:formula="of:=MEDIAN([.F6:.H6])/1000" office:value-type="float" office:value="145.291" calcext:value-type="float">
            <text:p>145.291</text:p>
          </table:table-cell>
          <table:table-cell table:formula="of:=(([.I6]/1000*5.16)/1000)/(3600/[.J6]/1000000)" office:value-type="float" office:value="90.65141363" calcext:value-type="float">
            <text:p>90.65141363</text:p>
          </table:table-cell>
          <table:table-cell table:formula="of:=[.I6]*6.36/1000" office:value-type="float" office:value="2.768508" calcext:value-type="float">
            <text:p>2.7685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\_0</text:p>
          </table:table-cell>
          <table:table-cell office:value-type="float" office:value="431.4" calcext:value-type="float">
            <text:p>431.4</text:p>
          </table:table-cell>
          <table:table-cell office:value-type="float" office:value="432.1" calcext:value-type="float">
            <text:p>432.1</text:p>
          </table:table-cell>
          <table:table-cell office:value-type="float" office:value="431.2" calcext:value-type="float">
            <text:p>431.2</text:p>
          </table:table-cell>
          <table:table-cell table:number-columns-repeated="2" office:value-type="float" office:value="145291" calcext:value-type="float">
            <text:p>145291</text:p>
          </table:table-cell>
          <table:table-cell office:value-type="float" office:value="145292" calcext:value-type="float">
            <text:p>145292</text:p>
          </table:table-cell>
          <table:table-cell table:formula="of:=MEDIAN([.C7:.E7])" office:value-type="float" office:value="431.4" calcext:value-type="float">
            <text:p>431.4</text:p>
          </table:table-cell>
          <table:table-cell table:formula="of:=MEDIAN([.F7:.H7])/1000" office:value-type="float" office:value="145.291" calcext:value-type="float">
            <text:p>145.291</text:p>
          </table:table-cell>
          <table:table-cell table:formula="of:=(([.I7]/1000*5.16)/1000)/(3600/[.J7]/1000000)" office:value-type="float" office:value="89.83923694" calcext:value-type="float">
            <text:p>89.83923694</text:p>
          </table:table-cell>
          <table:table-cell table:formula="of:=[.I7]*6.36/1000" office:value-type="float" office:value="2.743704" calcext:value-type="float">
            <text:p>2.7437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d\_32</text:p>
          </table:table-cell>
          <table:table-cell office:value-type="float" office:value="434.9" calcext:value-type="float">
            <text:p>434.9</text:p>
          </table:table-cell>
          <table:table-cell office:value-type="float" office:value="435.2" calcext:value-type="float">
            <text:p>435.2</text:p>
          </table:table-cell>
          <table:table-cell office:value-type="float" office:value="435.3" calcext:value-type="float">
            <text:p>435.3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8:.E8])" office:value-type="float" office:value="435.2" calcext:value-type="float">
            <text:p>435.2</text:p>
          </table:table-cell>
          <table:table-cell table:formula="of:=MEDIAN([.F8:.H8])/1000" office:value-type="float" office:value="145.291" calcext:value-type="float">
            <text:p>145.291</text:p>
          </table:table-cell>
          <table:table-cell table:formula="of:=(([.I8]/1000*5.16)/1000)/(3600/[.J8]/1000000)" office:value-type="float" office:value="90.6305885866667" calcext:value-type="float">
            <text:p>90.6305885867</text:p>
          </table:table-cell>
          <table:table-cell table:formula="of:=[.I8]*6.36/1000" office:value-type="float" office:value="2.767872" calcext:value-type="float">
            <text:p>2.767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or\_0</text:p>
          </table:table-cell>
          <table:table-cell table:number-columns-repeated="2" office:value-type="float" office:value="432.8" calcext:value-type="float">
            <text:p>432.8</text:p>
          </table:table-cell>
          <table:table-cell office:value-type="float" office:value="433.5" calcext:value-type="float">
            <text:p>433.5</text:p>
          </table:table-cell>
          <table:table-cell office:value-type="float" office:value="177578" calcext:value-type="float">
            <text:p>177578</text:p>
          </table:table-cell>
          <table:table-cell table:number-columns-repeated="2" office:value-type="float" office:value="177579" calcext:value-type="float">
            <text:p>177579</text:p>
          </table:table-cell>
          <table:table-cell table:formula="of:=MEDIAN([.C9:.E9])" office:value-type="float" office:value="432.8" calcext:value-type="float">
            <text:p>432.8</text:p>
          </table:table-cell>
          <table:table-cell table:formula="of:=MEDIAN([.F9:.H9])/1000" office:value-type="float" office:value="177.579" calcext:value-type="float">
            <text:p>177.579</text:p>
          </table:table-cell>
          <table:table-cell table:formula="of:=(([.I9]/1000*5.16)/1000)/(3600/[.J9]/1000000)" office:value-type="float" office:value="110.16054072" calcext:value-type="float">
            <text:p>110.16054072</text:p>
          </table:table-cell>
          <table:table-cell table:formula="of:=[.I9]*6.36/1000" office:value-type="float" office:value="2.752608" calcext:value-type="float">
            <text:p>2.7526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bl\_0</text:p>
          </table:table-cell>
          <table:table-cell office:value-type="float" office:value="432.7" calcext:value-type="float">
            <text:p>432.7</text:p>
          </table:table-cell>
          <table:table-cell office:value-type="float" office:value="432.6" calcext:value-type="float">
            <text:p>432.6</text:p>
          </table:table-cell>
          <table:table-cell office:value-type="float" office:value="432.9" calcext:value-type="float">
            <text:p>432.9</text:p>
          </table:table-cell>
          <table:table-cell table:number-columns-repeated="3" office:value-type="float" office:value="177578" calcext:value-type="float">
            <text:p>177578</text:p>
          </table:table-cell>
          <table:table-cell table:formula="of:=MEDIAN([.C10:.E10])" office:value-type="float" office:value="432.7" calcext:value-type="float">
            <text:p>432.7</text:p>
          </table:table-cell>
          <table:table-cell table:formula="of:=MEDIAN([.F10:.H10])/1000" office:value-type="float" office:value="177.578" calcext:value-type="float">
            <text:p>177.578</text:p>
          </table:table-cell>
          <table:table-cell table:formula="of:=(([.I10]/1000*5.16)/1000)/(3600/[.J10]/1000000)" office:value-type="float" office:value="110.134467526667" calcext:value-type="float">
            <text:p>110.1344675267</text:p>
          </table:table-cell>
          <table:table-cell table:formula="of:=[.I10]*6.36/1000" office:value-type="float" office:value="2.751972" calcext:value-type="float">
            <text:p>2.7519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c\_8</text:p>
          </table:table-cell>
          <table:table-cell office:value-type="float" office:value="433.1" calcext:value-type="float">
            <text:p>433.1</text:p>
          </table:table-cell>
          <table:table-cell office:value-type="float" office:value="432.9" calcext:value-type="float">
            <text:p>432.9</text:p>
          </table:table-cell>
          <table:table-cell office:value-type="float" office:value="432.8" calcext:value-type="float">
            <text:p>432.8</text:p>
          </table:table-cell>
          <table:table-cell table:number-columns-repeated="3" office:value-type="float" office:value="177579" calcext:value-type="float">
            <text:p>177579</text:p>
          </table:table-cell>
          <table:table-cell table:formula="of:=MEDIAN([.C11:.E11])" office:value-type="float" office:value="432.9" calcext:value-type="float">
            <text:p>432.9</text:p>
          </table:table-cell>
          <table:table-cell table:formula="of:=MEDIAN([.F11:.H11])/1000" office:value-type="float" office:value="177.579" calcext:value-type="float">
            <text:p>177.579</text:p>
          </table:table-cell>
          <table:table-cell table:formula="of:=(([.I11]/1000*5.16)/1000)/(3600/[.J11]/1000000)" office:value-type="float" office:value="110.18599371" calcext:value-type="float">
            <text:p>110.18599371</text:p>
          </table:table-cell>
          <table:table-cell table:formula="of:=[.I11]*6.36/1000" office:value-type="float" office:value="2.753244" calcext:value-type="float">
            <text:p>2.7532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or\_32</text:p>
          </table:table-cell>
          <table:table-cell office:value-type="float" office:value="432.7" calcext:value-type="float">
            <text:p>432.7</text:p>
          </table:table-cell>
          <table:table-cell office:value-type="float" office:value="432.9" calcext:value-type="float">
            <text:p>432.9</text:p>
          </table:table-cell>
          <table:table-cell office:value-type="float" office:value="433.1" calcext:value-type="float">
            <text:p>433.1</text:p>
          </table:table-cell>
          <table:table-cell table:number-columns-repeated="3" office:value-type="float" office:value="177578" calcext:value-type="float">
            <text:p>177578</text:p>
          </table:table-cell>
          <table:table-cell table:formula="of:=MEDIAN([.C12:.E12])" office:value-type="float" office:value="432.9" calcext:value-type="float">
            <text:p>432.9</text:p>
          </table:table-cell>
          <table:table-cell table:formula="of:=MEDIAN([.F12:.H12])/1000" office:value-type="float" office:value="177.578" calcext:value-type="float">
            <text:p>177.578</text:p>
          </table:table-cell>
          <table:table-cell table:formula="of:=(([.I12]/1000*5.16)/1000)/(3600/[.J12]/1000000)" office:value-type="float" office:value="110.18537322" calcext:value-type="float">
            <text:p>110.18537322</text:p>
          </table:table-cell>
          <table:table-cell table:formula="of:=[.I12]*6.36/1000" office:value-type="float" office:value="2.753244" calcext:value-type="float">
            <text:p>2.7532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\_32</text:p>
          </table:table-cell>
          <table:table-cell office:value-type="float" office:value="427.9" calcext:value-type="float">
            <text:p>427.9</text:p>
          </table:table-cell>
          <table:table-cell office:value-type="float" office:value="427.3" calcext:value-type="float">
            <text:p>427.3</text:p>
          </table:table-cell>
          <table:table-cell office:value-type="float" office:value="427.4" calcext:value-type="float">
            <text:p>427.4</text:p>
          </table:table-cell>
          <table:table-cell table:number-columns-repeated="3" office:value-type="float" office:value="226008" calcext:value-type="float">
            <text:p>226008</text:p>
          </table:table-cell>
          <table:table-cell table:formula="of:=MEDIAN([.C13:.E13])" office:value-type="float" office:value="427.4" calcext:value-type="float">
            <text:p>427.4</text:p>
          </table:table-cell>
          <table:table-cell table:formula="of:=MEDIAN([.F13:.H13])/1000" office:value-type="float" office:value="226.008" calcext:value-type="float">
            <text:p>226.008</text:p>
          </table:table-cell>
          <table:table-cell table:formula="of:=(([.I13]/1000*5.16)/1000)/(3600/[.J13]/1000000)" office:value-type="float" office:value="138.45400752" calcext:value-type="float">
            <text:p>138.45400752</text:p>
          </table:table-cell>
          <table:table-cell table:formula="of:=[.I13]*6.36/1000" office:value-type="float" office:value="2.718264" calcext:value-type="float">
            <text:p>2.7182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bl\_32</text:p>
          </table:table-cell>
          <table:table-cell office:value-type="float" office:value="429.7" calcext:value-type="float">
            <text:p>429.7</text:p>
          </table:table-cell>
          <table:table-cell office:value-type="float" office:value="429.5" calcext:value-type="float">
            <text:p>429.5</text:p>
          </table:table-cell>
          <table:table-cell office:value-type="float" office:value="429.9" calcext:value-type="float">
            <text:p>429.9</text:p>
          </table:table-cell>
          <table:table-cell table:number-columns-repeated="3" office:value-type="float" office:value="226008" calcext:value-type="float">
            <text:p>226008</text:p>
          </table:table-cell>
          <table:table-cell table:formula="of:=MEDIAN([.C14:.E14])" office:value-type="float" office:value="429.7" calcext:value-type="float">
            <text:p>429.7</text:p>
          </table:table-cell>
          <table:table-cell table:formula="of:=MEDIAN([.F14:.H14])/1000" office:value-type="float" office:value="226.008" calcext:value-type="float">
            <text:p>226.008</text:p>
          </table:table-cell>
          <table:table-cell table:formula="of:=(([.I14]/1000*5.16)/1000)/(3600/[.J14]/1000000)" office:value-type="float" office:value="139.19908056" calcext:value-type="float">
            <text:p>139.19908056</text:p>
          </table:table-cell>
          <table:table-cell table:formula="of:=[.I14]*6.36/1000" office:value-type="float" office:value="2.732892" calcext:value-type="float">
            <text:p>2.7328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c\_8</text:p>
          </table:table-cell>
          <table:table-cell office:value-type="float" office:value="436.4" calcext:value-type="float">
            <text:p>436.4</text:p>
          </table:table-cell>
          <table:table-cell office:value-type="float" office:value="435.6" calcext:value-type="float">
            <text:p>435.6</text:p>
          </table:table-cell>
          <table:table-cell office:value-type="float" office:value="435.7" calcext:value-type="float">
            <text:p>435.7</text:p>
          </table:table-cell>
          <table:table-cell office:value-type="float" office:value="145292" calcext:value-type="float">
            <text:p>145292</text:p>
          </table:table-cell>
          <table:table-cell table:number-columns-repeated="2" office:value-type="float" office:value="145291" calcext:value-type="float">
            <text:p>145291</text:p>
          </table:table-cell>
          <table:table-cell table:formula="of:=MEDIAN([.C15:.E15])" office:value-type="float" office:value="435.7" calcext:value-type="float">
            <text:p>435.7</text:p>
          </table:table-cell>
          <table:table-cell table:formula="of:=MEDIAN([.F15:.H15])/1000" office:value-type="float" office:value="145.291" calcext:value-type="float">
            <text:p>145.291</text:p>
          </table:table-cell>
          <table:table-cell table:formula="of:=(([.I15]/1000*5.16)/1000)/(3600/[.J15]/1000000)" office:value-type="float" office:value="90.7347138033333" calcext:value-type="float">
            <text:p>90.7347138033</text:p>
          </table:table-cell>
          <table:table-cell table:formula="of:=[.I15]*6.36/1000" office:value-type="float" office:value="2.771052" calcext:value-type="float">
            <text:p>2.7710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\_0</text:p>
          </table:table-cell>
          <table:table-cell office:value-type="float" office:value="433.8" calcext:value-type="float">
            <text:p>433.8</text:p>
          </table:table-cell>
          <table:table-cell office:value-type="float" office:value="434.4" calcext:value-type="float">
            <text:p>434.4</text:p>
          </table:table-cell>
          <table:table-cell office:value-type="float" office:value="434.6" calcext:value-type="float">
            <text:p>434.6</text:p>
          </table:table-cell>
          <table:table-cell table:number-columns-repeated="3" office:value-type="float" office:value="161434" calcext:value-type="float">
            <text:p>161434</text:p>
          </table:table-cell>
          <table:table-cell table:formula="of:=MEDIAN([.C16:.E16])" office:value-type="float" office:value="434.4" calcext:value-type="float">
            <text:p>434.4</text:p>
          </table:table-cell>
          <table:table-cell table:formula="of:=MEDIAN([.F16:.H16])/1000" office:value-type="float" office:value="161.434" calcext:value-type="float">
            <text:p>161.434</text:p>
          </table:table-cell>
          <table:table-cell table:formula="of:=(([.I16]/1000*5.16)/1000)/(3600/[.J16]/1000000)" office:value-type="float" office:value="100.51526576" calcext:value-type="float">
            <text:p>100.51526576</text:p>
          </table:table-cell>
          <table:table-cell table:formula="of:=[.I16]*6.36/1000" office:value-type="float" office:value="2.762784" calcext:value-type="float">
            <text:p>2.7627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r\_0</text:p>
          </table:table-cell>
          <table:table-cell office:value-type="float" office:value="434.7" calcext:value-type="float">
            <text:p>434.7</text:p>
          </table:table-cell>
          <table:table-cell office:value-type="float" office:value="435.2" calcext:value-type="float">
            <text:p>435.2</text:p>
          </table:table-cell>
          <table:table-cell office:value-type="float" office:value="435.1" calcext:value-type="float">
            <text:p>435.1</text:p>
          </table:table-cell>
          <table:table-cell office:value-type="float" office:value="145292" calcext:value-type="float">
            <text:p>145292</text:p>
          </table:table-cell>
          <table:table-cell table:number-columns-repeated="2" office:value-type="float" office:value="145291" calcext:value-type="float">
            <text:p>145291</text:p>
          </table:table-cell>
          <table:table-cell table:formula="of:=MEDIAN([.C17:.E17])" office:value-type="float" office:value="435.1" calcext:value-type="float">
            <text:p>435.1</text:p>
          </table:table-cell>
          <table:table-cell table:formula="of:=MEDIAN([.F17:.H17])/1000" office:value-type="float" office:value="145.291" calcext:value-type="float">
            <text:p>145.291</text:p>
          </table:table-cell>
          <table:table-cell table:formula="of:=(([.I17]/1000*5.16)/1000)/(3600/[.J17]/1000000)" office:value-type="float" office:value="90.6097635433333" calcext:value-type="float">
            <text:p>90.6097635433</text:p>
          </table:table-cell>
          <table:table-cell table:formula="of:=[.I17]*6.36/1000" office:value-type="float" office:value="2.767236" calcext:value-type="float">
            <text:p>2.7672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r\_32</text:p>
          </table:table-cell>
          <table:table-cell office:value-type="float" office:value="428.6" calcext:value-type="float">
            <text:p>428.6</text:p>
          </table:table-cell>
          <table:table-cell office:value-type="float" office:value="429.7" calcext:value-type="float">
            <text:p>429.7</text:p>
          </table:table-cell>
          <table:table-cell office:value-type="float" office:value="430.6" calcext:value-type="float">
            <text:p>430.6</text:p>
          </table:table-cell>
          <table:table-cell table:number-columns-repeated="2" office:value-type="float" office:value="145291" calcext:value-type="float">
            <text:p>145291</text:p>
          </table:table-cell>
          <table:table-cell office:value-type="float" office:value="145292" calcext:value-type="float">
            <text:p>145292</text:p>
          </table:table-cell>
          <table:table-cell table:formula="of:=MEDIAN([.C18:.E18])" office:value-type="float" office:value="429.7" calcext:value-type="float">
            <text:p>429.7</text:p>
          </table:table-cell>
          <table:table-cell table:formula="of:=MEDIAN([.F18:.H18])/1000" office:value-type="float" office:value="145.291" calcext:value-type="float">
            <text:p>145.291</text:p>
          </table:table-cell>
          <table:table-cell table:formula="of:=(([.I18]/1000*5.16)/1000)/(3600/[.J18]/1000000)" office:value-type="float" office:value="89.4852112033333" calcext:value-type="float">
            <text:p>89.4852112033</text:p>
          </table:table-cell>
          <table:table-cell table:formula="of:=[.I18]*6.36/1000" office:value-type="float" office:value="2.732892" calcext:value-type="float">
            <text:p>2.7328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hl\_0</text:p>
          </table:table-cell>
          <table:table-cell office:value-type="float" office:value="436" calcext:value-type="float">
            <text:p>436</text:p>
          </table:table-cell>
          <table:table-cell office:value-type="float" office:value="435.3" calcext:value-type="float">
            <text:p>435.3</text:p>
          </table:table-cell>
          <table:table-cell office:value-type="float" office:value="434.9" calcext:value-type="float">
            <text:p>434.9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19:.E19])" office:value-type="float" office:value="435.3" calcext:value-type="float">
            <text:p>435.3</text:p>
          </table:table-cell>
          <table:table-cell table:formula="of:=MEDIAN([.F19:.H19])/1000" office:value-type="float" office:value="145.291" calcext:value-type="float">
            <text:p>145.291</text:p>
          </table:table-cell>
          <table:table-cell table:formula="of:=(([.I19]/1000*5.16)/1000)/(3600/[.J19]/1000000)" office:value-type="float" office:value="90.65141363" calcext:value-type="float">
            <text:p>90.65141363</text:p>
          </table:table-cell>
          <table:table-cell table:formula="of:=[.I19]*6.36/1000" office:value-type="float" office:value="2.768508" calcext:value-type="float">
            <text:p>2.7685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hl\_32</text:p>
          </table:table-cell>
          <table:table-cell office:value-type="float" office:value="429.8" calcext:value-type="float">
            <text:p>429.8</text:p>
          </table:table-cell>
          <table:table-cell office:value-type="float" office:value="431.2" calcext:value-type="float">
            <text:p>431.2</text:p>
          </table:table-cell>
          <table:table-cell office:value-type="float" office:value="431.4" calcext:value-type="float">
            <text:p>431.4</text:p>
          </table:table-cell>
          <table:table-cell table:number-columns-repeated="3" office:value-type="float" office:value="145291" calcext:value-type="float">
            <text:p>145291</text:p>
          </table:table-cell>
          <table:table-cell table:formula="of:=MEDIAN([.C20:.E20])" office:value-type="float" office:value="431.2" calcext:value-type="float">
            <text:p>431.2</text:p>
          </table:table-cell>
          <table:table-cell table:formula="of:=MEDIAN([.F20:.H20])/1000" office:value-type="float" office:value="145.291" calcext:value-type="float">
            <text:p>145.291</text:p>
          </table:table-cell>
          <table:table-cell table:formula="of:=(([.I20]/1000*5.16)/1000)/(3600/[.J20]/1000000)" office:value-type="float" office:value="89.7975868533333" calcext:value-type="float">
            <text:p>89.7975868533</text:p>
          </table:table-cell>
          <table:table-cell table:formula="of:=[.I20]*6.36/1000" office:value-type="float" office:value="2.742432" calcext:value-type="float">
            <text:p>2.7424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ull\_0</text:p>
          </table:table-cell>
          <table:table-cell office:value-type="float" office:value="432.5" calcext:value-type="float">
            <text:p>432.5</text:p>
          </table:table-cell>
          <table:table-cell table:number-columns-repeated="2" office:value-type="float" office:value="431.5" calcext:value-type="float">
            <text:p>431.5</text:p>
          </table:table-cell>
          <table:table-cell office:value-type="float" office:value="145291" calcext:value-type="float">
            <text:p>145291</text:p>
          </table:table-cell>
          <table:table-cell table:number-columns-repeated="2" office:value-type="float" office:value="145292" calcext:value-type="float">
            <text:p>145292</text:p>
          </table:table-cell>
          <table:table-cell table:formula="of:=MEDIAN([.C21:.E21])" office:value-type="float" office:value="431.5" calcext:value-type="float">
            <text:p>431.5</text:p>
          </table:table-cell>
          <table:table-cell table:formula="of:=MEDIAN([.F21:.H21])/1000" office:value-type="float" office:value="145.292" calcext:value-type="float">
            <text:p>145.292</text:p>
          </table:table-cell>
          <table:table-cell table:formula="of:=(([.I21]/1000*5.16)/1000)/(3600/[.J21]/1000000)" office:value-type="float" office:value="89.8606804666667" calcext:value-type="float">
            <text:p>89.8606804667</text:p>
          </table:table-cell>
          <table:table-cell table:formula="of:=[.I21]*6.36/1000" office:value-type="float" office:value="2.74434" calcext:value-type="float">
            <text:p>2.744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ull\_32</text:p>
          </table:table-cell>
          <table:table-cell office:value-type="float" office:value="434.2" calcext:value-type="float">
            <text:p>434.2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145291" calcext:value-type="float">
            <text:p>145291</text:p>
          </table:table-cell>
          <table:table-cell office:value-type="float" office:value="145292" calcext:value-type="float">
            <text:p>145292</text:p>
          </table:table-cell>
          <table:table-cell office:value-type="float" office:value="145291" calcext:value-type="float">
            <text:p>145291</text:p>
          </table:table-cell>
          <table:table-cell table:formula="of:=MEDIAN([.C22:.E22])" office:value-type="float" office:value="435" calcext:value-type="float">
            <text:p>435</text:p>
          </table:table-cell>
          <table:table-cell table:formula="of:=MEDIAN([.F22:.H22])/1000" office:value-type="float" office:value="145.291" calcext:value-type="float">
            <text:p>145.291</text:p>
          </table:table-cell>
          <table:table-cell table:formula="of:=(([.I22]/1000*5.16)/1000)/(3600/[.J22]/1000000)" office:value-type="float" office:value="90.5889385" calcext:value-type="float">
            <text:p>90.5889385</text:p>
          </table:table-cell>
          <table:table-cell table:formula="of:=[.I22]*6.36/1000" office:value-type="float" office:value="2.7666" calcext:value-type="float">
            <text:p>2.766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table:formula="of:=MIN([.I2:.I22])" office:value-type="float" office:value="427.4" calcext:value-type="float">
            <text:p>427.4</text:p>
          </table:table-cell>
          <table:table-cell table:number-columns-repeated="2"/>
          <table:table-cell table:formula="of:=MIN([.L2:.L22])" office:value-type="float" office:value="2.718264" calcext:value-type="float">
            <text:p>2.718264</text:p>
          </table:table-cell>
        </table:table-row>
        <table:table-row table:style-name="ro1">
          <table:table-cell table:number-columns-repeated="8"/>
          <table:table-cell table:formula="of:=MAX([.I2:.I22])" office:value-type="float" office:value="435.7" calcext:value-type="float">
            <text:p>435.7</text:p>
          </table:table-cell>
          <table:table-cell table:number-columns-repeated="2"/>
          <table:table-cell table:formula="of:=MAX([.L2:.L22])" office:value-type="float" office:value="2.771052" calcext:value-type="float">
            <text:p>2.771052</text:p>
          </table:table-cell>
        </table:table-row>
      </table:table>
      <table:table table:name="Raspberry" table:style-name="ta1">
        <table:shapes>
          <draw:frame draw:z-index="0" draw:style-name="gr1" draw:text-style-name="P1" svg:width="6.3035in" svg:height="3.5453in" svg:x="2.9461in" svg:y="4.7583in">
            <draw:object draw:notify-on-update-of-ranges="Raspberry.B1:Raspberry.B1 Raspberry.B2:Raspberry.B24 Raspberry.J1:Raspberry.J1 Raspberry.J2:Raspberry.J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med_bench</text:p>
          </table:table-cell>
          <table:table-cell office:value-type="string" calcext:value-type="string">
            <text:p>med_time</text:p>
          </table:table-cell>
          <table:table-cell office:value-type="string" calcext:value-type="string">
            <text:p>energy\_mW\_h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439.6" calcext:value-type="float">
            <text:p>439.6</text:p>
          </table:table-cell>
          <table:table-cell office:value-type="float" office:value="123555" calcext:value-type="float">
            <text:p>123555</text:p>
          </table:table-cell>
          <table:table-cell table:number-columns-repeated="2" office:value-type="float" office:value="123556" calcext:value-type="float">
            <text:p>123556</text:p>
          </table:table-cell>
          <table:table-cell table:formula="of:=MEDIAN([.C2:.E2])" office:value-type="float" office:value="439.6" calcext:value-type="float">
            <text:p>439.6</text:p>
          </table:table-cell>
          <table:table-cell table:formula="of:=MEDIAN([.F2:.H2])/1000" office:value-type="float" office:value="123.556" calcext:value-type="float">
            <text:p>123.556</text:p>
          </table:table-cell>
          <table:table-cell table:formula="of:=(([.I2]/1000*5.16)/1000)/(3600/[.J2]/1000000)" office:value-type="float" office:value="77.8518118933333" calcext:value-type="float">
            <text:p>77.8518118933</text:p>
          </table:table-cell>
          <table:table-cell table:formula="of:=[.I2]*5.16/1000" office:value-type="float" office:value="2.268336" calcext:value-type="float">
            <text:p>2.268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p\_nop</text:p>
          </table:table-cell>
          <table:table-cell office:value-type="float" office:value="431.1" calcext:value-type="float">
            <text:p>431.1</text:p>
          </table:table-cell>
          <table:table-cell office:value-type="float" office:value="431.5" calcext:value-type="float">
            <text:p>431.5</text:p>
          </table:table-cell>
          <table:table-cell office:value-type="float" office:value="431.8" calcext:value-type="float">
            <text:p>431.8</text:p>
          </table:table-cell>
          <table:table-cell office:value-type="float" office:value="154444" calcext:value-type="float">
            <text:p>154444</text:p>
          </table:table-cell>
          <table:table-cell table:number-columns-repeated="2" office:value-type="float" office:value="154445" calcext:value-type="float">
            <text:p>154445</text:p>
          </table:table-cell>
          <table:table-cell table:formula="of:=MEDIAN([.C3:.E3])" office:value-type="float" office:value="431.5" calcext:value-type="float">
            <text:p>431.5</text:p>
          </table:table-cell>
          <table:table-cell table:formula="of:=MEDIAN([.F3:.H3])/1000" office:value-type="float" office:value="154.445" calcext:value-type="float">
            <text:p>154.445</text:p>
          </table:table-cell>
          <table:table-cell table:formula="of:=(([.I3]/1000*5.16)/1000)/(3600/[.J3]/1000000)" office:value-type="float" office:value="95.5216584166667" calcext:value-type="float">
            <text:p>95.5216584167</text:p>
          </table:table-cell>
          <table:table-cell table:formula="of:=[.I3]*5.16/1000" office:value-type="float" office:value="2.22654" calcext:value-type="float">
            <text:p>2.226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p\_nop\_nop</text:p>
          </table:table-cell>
          <table:table-cell office:value-type="float" office:value="424.2" calcext:value-type="float">
            <text:p>424.2</text:p>
          </table:table-cell>
          <table:table-cell office:value-type="float" office:value="424.3" calcext:value-type="float">
            <text:p>424.3</text:p>
          </table:table-cell>
          <table:table-cell office:value-type="float" office:value="424.1" calcext:value-type="float">
            <text:p>424.1</text:p>
          </table:table-cell>
          <table:table-cell office:value-type="float" office:value="154447" calcext:value-type="float">
            <text:p>154447</text:p>
          </table:table-cell>
          <table:table-cell table:number-columns-repeated="2" office:value-type="float" office:value="154446" calcext:value-type="float">
            <text:p>154446</text:p>
          </table:table-cell>
          <table:table-cell table:formula="of:=MEDIAN([.C4:.E4])" office:value-type="float" office:value="424.2" calcext:value-type="float">
            <text:p>424.2</text:p>
          </table:table-cell>
          <table:table-cell table:formula="of:=MEDIAN([.F4:.H4])/1000" office:value-type="float" office:value="154.446" calcext:value-type="float">
            <text:p>154.446</text:p>
          </table:table-cell>
          <table:table-cell table:formula="of:=(([.I4]/1000*5.16)/1000)/(3600/[.J4]/1000000)" office:value-type="float" office:value="93.90625692" calcext:value-type="float">
            <text:p>93.90625692</text:p>
          </table:table-cell>
          <table:table-cell table:formula="of:=[.I4]*5.16/1000" office:value-type="float" office:value="2.188872" calcext:value-type="float">
            <text:p>2.188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\_0</text:p>
          </table:table-cell>
          <table:table-cell office:value-type="float" office:value="435.3" calcext:value-type="float">
            <text:p>435.3</text:p>
          </table:table-cell>
          <table:table-cell table:number-columns-repeated="2" office:value-type="float" office:value="435.5" calcext:value-type="float">
            <text:p>435.5</text:p>
          </table:table-cell>
          <table:table-cell table:number-columns-repeated="3" office:value-type="float" office:value="123556" calcext:value-type="float">
            <text:p>123556</text:p>
          </table:table-cell>
          <table:table-cell table:formula="of:=MEDIAN([.C5:.E5])" office:value-type="float" office:value="435.5" calcext:value-type="float">
            <text:p>435.5</text:p>
          </table:table-cell>
          <table:table-cell table:formula="of:=MEDIAN([.F5:.H5])/1000" office:value-type="float" office:value="123.556" calcext:value-type="float">
            <text:p>123.556</text:p>
          </table:table-cell>
          <table:table-cell table:formula="of:=(([.I5]/1000*5.16)/1000)/(3600/[.J5]/1000000)" office:value-type="float" office:value="77.1257144666667" calcext:value-type="float">
            <text:p>77.1257144667</text:p>
          </table:table-cell>
          <table:table-cell table:formula="of:=[.I5]*5.16/1000" office:value-type="float" office:value="2.24718" calcext:value-type="float">
            <text:p>2.247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\_32</text:p>
          </table:table-cell>
          <table:table-cell office:value-type="float" office:value="438.4" calcext:value-type="float">
            <text:p>438.4</text:p>
          </table:table-cell>
          <table:table-cell office:value-type="float" office:value="438.6" calcext:value-type="float">
            <text:p>438.6</text:p>
          </table:table-cell>
          <table:table-cell office:value-type="float" office:value="438.7" calcext:value-type="float">
            <text:p>438.7</text:p>
          </table:table-cell>
          <table:table-cell table:number-columns-repeated="2" office:value-type="float" office:value="108112" calcext:value-type="float">
            <text:p>108112</text:p>
          </table:table-cell>
          <table:table-cell office:value-type="float" office:value="108113" calcext:value-type="float">
            <text:p>108113</text:p>
          </table:table-cell>
          <table:table-cell table:formula="of:=MEDIAN([.C6:.E6])" office:value-type="float" office:value="438.6" calcext:value-type="float">
            <text:p>438.6</text:p>
          </table:table-cell>
          <table:table-cell table:formula="of:=MEDIAN([.F6:.H6])/1000" office:value-type="float" office:value="108.112" calcext:value-type="float">
            <text:p>108.112</text:p>
          </table:table-cell>
          <table:table-cell table:formula="of:=(([.I6]/1000*5.16)/1000)/(3600/[.J6]/1000000)" office:value-type="float" office:value="67.96568992" calcext:value-type="float">
            <text:p>67.96568992</text:p>
          </table:table-cell>
          <table:table-cell table:formula="of:=[.I6]*5.16/1000" office:value-type="float" office:value="2.263176" calcext:value-type="float">
            <text:p>2.2631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dd8\_0</text:p>
          </table:table-cell>
          <table:table-cell office:value-type="float" office:value="429.3" calcext:value-type="float">
            <text:p>429.3</text:p>
          </table:table-cell>
          <table:table-cell table:number-columns-repeated="2" office:value-type="float" office:value="429.5" calcext:value-type="float">
            <text:p>429.5</text:p>
          </table:table-cell>
          <table:table-cell office:value-type="float" office:value="123556" calcext:value-type="float">
            <text:p>123556</text:p>
          </table:table-cell>
          <table:table-cell table:number-columns-repeated="2" office:value-type="float" office:value="123555" calcext:value-type="float">
            <text:p>123555</text:p>
          </table:table-cell>
          <table:table-cell table:formula="of:=MEDIAN([.C7:.E7])" office:value-type="float" office:value="429.5" calcext:value-type="float">
            <text:p>429.5</text:p>
          </table:table-cell>
          <table:table-cell table:formula="of:=MEDIAN([.F7:.H7])/1000" office:value-type="float" office:value="123.555" calcext:value-type="float">
            <text:p>123.555</text:p>
          </table:table-cell>
          <table:table-cell table:formula="of:=(([.I7]/1000*5.16)/1000)/(3600/[.J7]/1000000)" office:value-type="float" office:value="76.06251725" calcext:value-type="float">
            <text:p>76.06251725</text:p>
          </table:table-cell>
          <table:table-cell table:formula="of:=[.I7]*5.16/1000" office:value-type="float" office:value="2.21622" calcext:value-type="float">
            <text:p>2.216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dd8\_8</text:p>
          </table:table-cell>
          <table:table-cell office:value-type="float" office:value="437.7" calcext:value-type="float">
            <text:p>437.7</text:p>
          </table:table-cell>
          <table:table-cell table:number-columns-repeated="2" office:value-type="float" office:value="437.6" calcext:value-type="float">
            <text:p>437.6</text:p>
          </table:table-cell>
          <table:table-cell office:value-type="float" office:value="123556" calcext:value-type="float">
            <text:p>123556</text:p>
          </table:table-cell>
          <table:table-cell table:number-columns-repeated="2" office:value-type="float" office:value="123555" calcext:value-type="float">
            <text:p>123555</text:p>
          </table:table-cell>
          <table:table-cell table:formula="of:=MEDIAN([.C8:.E8])" office:value-type="float" office:value="437.6" calcext:value-type="float">
            <text:p>437.6</text:p>
          </table:table-cell>
          <table:table-cell table:formula="of:=MEDIAN([.F8:.H8])/1000" office:value-type="float" office:value="123.555" calcext:value-type="float">
            <text:p>123.555</text:p>
          </table:table-cell>
          <table:table-cell table:formula="of:=(([.I8]/1000*5.16)/1000)/(3600/[.J8]/1000000)" office:value-type="float" office:value="77.4969908" calcext:value-type="float">
            <text:p>77.4969908</text:p>
          </table:table-cell>
          <table:table-cell table:formula="of:=[.I8]*5.16/1000" office:value-type="float" office:value="2.258016" calcext:value-type="float">
            <text:p>2.258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dd16\_0</text:p>
          </table:table-cell>
          <table:table-cell office:value-type="float" office:value="434.9" calcext:value-type="float">
            <text:p>434.9</text:p>
          </table:table-cell>
          <table:table-cell office:value-type="float" office:value="434.7" calcext:value-type="float">
            <text:p>434.7</text:p>
          </table:table-cell>
          <table:table-cell office:value-type="float" office:value="434.9" calcext:value-type="float">
            <text:p>434.9</text:p>
          </table:table-cell>
          <table:table-cell table:number-columns-repeated="3" office:value-type="float" office:value="123556" calcext:value-type="float">
            <text:p>123556</text:p>
          </table:table-cell>
          <table:table-cell table:formula="of:=MEDIAN([.C9:.E9])" office:value-type="float" office:value="434.9" calcext:value-type="float">
            <text:p>434.9</text:p>
          </table:table-cell>
          <table:table-cell table:formula="of:=MEDIAN([.F9:.H9])/1000" office:value-type="float" office:value="123.556" calcext:value-type="float">
            <text:p>123.556</text:p>
          </table:table-cell>
          <table:table-cell table:formula="of:=(([.I9]/1000*5.16)/1000)/(3600/[.J9]/1000000)" office:value-type="float" office:value="77.0194563066667" calcext:value-type="float">
            <text:p>77.0194563067</text:p>
          </table:table-cell>
          <table:table-cell table:formula="of:=[.I9]*5.16/1000" office:value-type="float" office:value="2.244084" calcext:value-type="float">
            <text:p>2.2440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dd16\_8</text:p>
          </table:table-cell>
          <table:table-cell office:value-type="float" office:value="432.2" calcext:value-type="float">
            <text:p>432.2</text:p>
          </table:table-cell>
          <table:table-cell office:value-type="float" office:value="432.5" calcext:value-type="float">
            <text:p>432.5</text:p>
          </table:table-cell>
          <table:table-cell office:value-type="float" office:value="432.4" calcext:value-type="float">
            <text:p>432.4</text:p>
          </table:table-cell>
          <table:table-cell office:value-type="float" office:value="108112" calcext:value-type="float">
            <text:p>108112</text:p>
          </table:table-cell>
          <table:table-cell office:value-type="float" office:value="108110" calcext:value-type="float">
            <text:p>108110</text:p>
          </table:table-cell>
          <table:table-cell office:value-type="float" office:value="108112" calcext:value-type="float">
            <text:p>108112</text:p>
          </table:table-cell>
          <table:table-cell table:formula="of:=MEDIAN([.C10:.E10])" office:value-type="float" office:value="432.4" calcext:value-type="float">
            <text:p>432.4</text:p>
          </table:table-cell>
          <table:table-cell table:formula="of:=MEDIAN([.F10:.H10])/1000" office:value-type="float" office:value="108.112" calcext:value-type="float">
            <text:p>108.112</text:p>
          </table:table-cell>
          <table:table-cell table:formula="of:=(([.I10]/1000*5.16)/1000)/(3600/[.J10]/1000000)" office:value-type="float" office:value="67.0049346133333" calcext:value-type="float">
            <text:p>67.0049346133</text:p>
          </table:table-cell>
          <table:table-cell table:formula="of:=[.I10]*5.16/1000" office:value-type="float" office:value="2.231184" calcext:value-type="float">
            <text:p>2.2311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b\_0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123557" calcext:value-type="float">
            <text:p>123557</text:p>
          </table:table-cell>
          <table:table-cell office:value-type="float" office:value="123555" calcext:value-type="float">
            <text:p>123555</text:p>
          </table:table-cell>
          <table:table-cell office:value-type="float" office:value="123556" calcext:value-type="float">
            <text:p>123556</text:p>
          </table:table-cell>
          <table:table-cell table:formula="of:=MEDIAN([.C11:.E11])" office:value-type="float" office:value="434" calcext:value-type="float">
            <text:p>434</text:p>
          </table:table-cell>
          <table:table-cell table:formula="of:=MEDIAN([.F11:.H11])/1000" office:value-type="float" office:value="123.556" calcext:value-type="float">
            <text:p>123.556</text:p>
          </table:table-cell>
          <table:table-cell table:formula="of:=(([.I11]/1000*5.16)/1000)/(3600/[.J11]/1000000)" office:value-type="float" office:value="76.8600690666667" calcext:value-type="float">
            <text:p>76.8600690667</text:p>
          </table:table-cell>
          <table:table-cell table:formula="of:=[.I11]*5.16/1000" office:value-type="float" office:value="2.23944" calcext:value-type="float">
            <text:p>2.239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b\_32</text:p>
          </table:table-cell>
          <table:table-cell office:value-type="float" office:value="431.9" calcext:value-type="float">
            <text:p>431.9</text:p>
          </table:table-cell>
          <table:table-cell office:value-type="float" office:value="431.8" calcext:value-type="float">
            <text:p>431.8</text:p>
          </table:table-cell>
          <table:table-cell office:value-type="float" office:value="432.2" calcext:value-type="float">
            <text:p>432.2</text:p>
          </table:table-cell>
          <table:table-cell office:value-type="float" office:value="108111" calcext:value-type="float">
            <text:p>108111</text:p>
          </table:table-cell>
          <table:table-cell table:number-columns-repeated="2" office:value-type="float" office:value="108112" calcext:value-type="float">
            <text:p>108112</text:p>
          </table:table-cell>
          <table:table-cell table:formula="of:=MEDIAN([.C12:.E12])" office:value-type="float" office:value="431.9" calcext:value-type="float">
            <text:p>431.9</text:p>
          </table:table-cell>
          <table:table-cell table:formula="of:=MEDIAN([.F12:.H12])/1000" office:value-type="float" office:value="108.112" calcext:value-type="float">
            <text:p>108.112</text:p>
          </table:table-cell>
          <table:table-cell table:formula="of:=(([.I12]/1000*5.16)/1000)/(3600/[.J12]/1000000)" office:value-type="float" office:value="66.9274543466667" calcext:value-type="float">
            <text:p>66.9274543467</text:p>
          </table:table-cell>
          <table:table-cell table:formula="of:=[.I12]*5.16/1000" office:value-type="float" office:value="2.228604" calcext:value-type="float">
            <text:p>2.2286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sr\_0</text:p>
          </table:table-cell>
          <table:table-cell office:value-type="float" office:value="437.8" calcext:value-type="float">
            <text:p>437.8</text:p>
          </table:table-cell>
          <table:table-cell office:value-type="float" office:value="438" calcext:value-type="float">
            <text:p>438</text:p>
          </table:table-cell>
          <table:table-cell office:value-type="float" office:value="437.7" calcext:value-type="float">
            <text:p>437.7</text:p>
          </table:table-cell>
          <table:table-cell office:value-type="float" office:value="123556" calcext:value-type="float">
            <text:p>123556</text:p>
          </table:table-cell>
          <table:table-cell table:number-columns-repeated="2" office:value-type="float" office:value="123555" calcext:value-type="float">
            <text:p>123555</text:p>
          </table:table-cell>
          <table:table-cell table:formula="of:=MEDIAN([.C13:.E13])" office:value-type="float" office:value="437.8" calcext:value-type="float">
            <text:p>437.8</text:p>
          </table:table-cell>
          <table:table-cell table:formula="of:=MEDIAN([.F13:.H13])/1000" office:value-type="float" office:value="123.555" calcext:value-type="float">
            <text:p>123.555</text:p>
          </table:table-cell>
          <table:table-cell table:formula="of:=(([.I13]/1000*5.16)/1000)/(3600/[.J13]/1000000)" office:value-type="float" office:value="77.5324099" calcext:value-type="float">
            <text:p>77.5324099</text:p>
          </table:table-cell>
          <table:table-cell table:formula="of:=[.I13]*5.16/1000" office:value-type="float" office:value="2.259048" calcext:value-type="float">
            <text:p>2.2590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sr\_32</text:p>
          </table:table-cell>
          <table:table-cell office:value-type="float" office:value="438.6" calcext:value-type="float">
            <text:p>438.6</text:p>
          </table:table-cell>
          <table:table-cell office:value-type="float" office:value="438.8" calcext:value-type="float">
            <text:p>438.8</text:p>
          </table:table-cell>
          <table:table-cell office:value-type="float" office:value="438.7" calcext:value-type="float">
            <text:p>438.7</text:p>
          </table:table-cell>
          <table:table-cell office:value-type="float" office:value="108110" calcext:value-type="float">
            <text:p>108110</text:p>
          </table:table-cell>
          <table:table-cell table:number-columns-repeated="2" office:value-type="float" office:value="108112" calcext:value-type="float">
            <text:p>108112</text:p>
          </table:table-cell>
          <table:table-cell table:formula="of:=MEDIAN([.C14:.E14])" office:value-type="float" office:value="438.7" calcext:value-type="float">
            <text:p>438.7</text:p>
          </table:table-cell>
          <table:table-cell table:formula="of:=MEDIAN([.F14:.H14])/1000" office:value-type="float" office:value="108.112" calcext:value-type="float">
            <text:p>108.112</text:p>
          </table:table-cell>
          <table:table-cell table:formula="of:=(([.I14]/1000*5.16)/1000)/(3600/[.J14]/1000000)" office:value-type="float" office:value="67.9811859733333" calcext:value-type="float">
            <text:p>67.9811859733</text:p>
          </table:table-cell>
          <table:table-cell table:formula="of:=[.I14]*5.16/1000" office:value-type="float" office:value="2.263692" calcext:value-type="float">
            <text:p>2.2636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sl\_0</text:p>
          </table:table-cell>
          <table:table-cell office:value-type="float" office:value="438.5" calcext:value-type="float">
            <text:p>438.5</text:p>
          </table:table-cell>
          <table:table-cell table:number-columns-repeated="2" office:value-type="float" office:value="438.7" calcext:value-type="float">
            <text:p>438.7</text:p>
          </table:table-cell>
          <table:table-cell table:number-columns-repeated="3" office:value-type="float" office:value="108112" calcext:value-type="float">
            <text:p>108112</text:p>
          </table:table-cell>
          <table:table-cell table:formula="of:=MEDIAN([.C15:.E15])" office:value-type="float" office:value="438.7" calcext:value-type="float">
            <text:p>438.7</text:p>
          </table:table-cell>
          <table:table-cell table:formula="of:=MEDIAN([.F15:.H15])/1000" office:value-type="float" office:value="108.112" calcext:value-type="float">
            <text:p>108.112</text:p>
          </table:table-cell>
          <table:table-cell table:formula="of:=(([.I15]/1000*5.16)/1000)/(3600/[.J15]/1000000)" office:value-type="float" office:value="67.9811859733333" calcext:value-type="float">
            <text:p>67.9811859733</text:p>
          </table:table-cell>
          <table:table-cell table:formula="of:=[.I15]*5.16/1000" office:value-type="float" office:value="2.263692" calcext:value-type="float">
            <text:p>2.2636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l\_32</text:p>
          </table:table-cell>
          <table:table-cell table:number-columns-repeated="2" office:value-type="float" office:value="429.8" calcext:value-type="float">
            <text:p>429.8</text:p>
          </table:table-cell>
          <table:table-cell office:value-type="float" office:value="430.2" calcext:value-type="float">
            <text:p>430.2</text:p>
          </table:table-cell>
          <table:table-cell table:number-columns-repeated="2" office:value-type="float" office:value="123556" calcext:value-type="float">
            <text:p>123556</text:p>
          </table:table-cell>
          <table:table-cell office:value-type="float" office:value="123555" calcext:value-type="float">
            <text:p>123555</text:p>
          </table:table-cell>
          <table:table-cell table:formula="of:=MEDIAN([.C16:.E16])" office:value-type="float" office:value="429.8" calcext:value-type="float">
            <text:p>429.8</text:p>
          </table:table-cell>
          <table:table-cell table:formula="of:=MEDIAN([.F16:.H16])/1000" office:value-type="float" office:value="123.556" calcext:value-type="float">
            <text:p>123.556</text:p>
          </table:table-cell>
          <table:table-cell table:formula="of:=(([.I16]/1000*5.16)/1000)/(3600/[.J16]/1000000)" office:value-type="float" office:value="76.1162619466667" calcext:value-type="float">
            <text:p>76.1162619467</text:p>
          </table:table-cell>
          <table:table-cell table:formula="of:=[.I16]*5.16/1000" office:value-type="float" office:value="2.217768" calcext:value-type="float">
            <text:p>2.217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l\_0</text:p>
          </table:table-cell>
          <table:table-cell office:value-type="float" office:value="427.9" calcext:value-type="float">
            <text:p>427.9</text:p>
          </table:table-cell>
          <table:table-cell office:value-type="float" office:value="428.1" calcext:value-type="float">
            <text:p>428.1</text:p>
          </table:table-cell>
          <table:table-cell office:value-type="float" office:value="428.3" calcext:value-type="float">
            <text:p>428.3</text:p>
          </table:table-cell>
          <table:table-cell office:value-type="float" office:value="123558" calcext:value-type="float">
            <text:p>123558</text:p>
          </table:table-cell>
          <table:table-cell table:number-columns-repeated="2" office:value-type="float" office:value="123557" calcext:value-type="float">
            <text:p>123557</text:p>
          </table:table-cell>
          <table:table-cell table:formula="of:=MEDIAN([.C17:.E17])" office:value-type="float" office:value="428.1" calcext:value-type="float">
            <text:p>428.1</text:p>
          </table:table-cell>
          <table:table-cell table:formula="of:=MEDIAN([.F17:.H17])/1000" office:value-type="float" office:value="123.557" calcext:value-type="float">
            <text:p>123.557</text:p>
          </table:table-cell>
          <table:table-cell table:formula="of:=(([.I17]/1000*5.16)/1000)/(3600/[.J17]/1000000)" office:value-type="float" office:value="75.81581077" calcext:value-type="float">
            <text:p>75.81581077</text:p>
          </table:table-cell>
          <table:table-cell table:formula="of:=[.I17]*5.16/1000" office:value-type="float" office:value="2.208996" calcext:value-type="float">
            <text:p>2.2089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l\_32</text:p>
          </table:table-cell>
          <table:table-cell table:number-columns-repeated="2" office:value-type="float" office:value="434.1" calcext:value-type="float">
            <text:p>434.1</text:p>
          </table:table-cell>
          <table:table-cell office:value-type="float" office:value="433.8" calcext:value-type="float">
            <text:p>433.8</text:p>
          </table:table-cell>
          <table:table-cell table:number-columns-repeated="2" office:value-type="float" office:value="123559" calcext:value-type="float">
            <text:p>123559</text:p>
          </table:table-cell>
          <table:table-cell office:value-type="float" office:value="123560" calcext:value-type="float">
            <text:p>123560</text:p>
          </table:table-cell>
          <table:table-cell table:formula="of:=MEDIAN([.C18:.E18])" office:value-type="float" office:value="434.1" calcext:value-type="float">
            <text:p>434.1</text:p>
          </table:table-cell>
          <table:table-cell table:formula="of:=MEDIAN([.F18:.H18])/1000" office:value-type="float" office:value="123.559" calcext:value-type="float">
            <text:p>123.559</text:p>
          </table:table-cell>
          <table:table-cell table:formula="of:=(([.I18]/1000*5.16)/1000)/(3600/[.J18]/1000000)" office:value-type="float" office:value="76.87964539" calcext:value-type="float">
            <text:p>76.87964539</text:p>
          </table:table-cell>
          <table:table-cell table:formula="of:=[.I18]*5.16/1000" office:value-type="float" office:value="2.239956" calcext:value-type="float">
            <text:p>2.2399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d\_0</text:p>
          </table:table-cell>
          <table:table-cell office:value-type="float" office:value="434.7" calcext:value-type="float">
            <text:p>434.7</text:p>
          </table:table-cell>
          <table:table-cell office:value-type="float" office:value="434.9" calcext:value-type="float">
            <text:p>434.9</text:p>
          </table:table-cell>
          <table:table-cell office:value-type="float" office:value="435.2" calcext:value-type="float">
            <text:p>435.2</text:p>
          </table:table-cell>
          <table:table-cell office:value-type="float" office:value="123556" calcext:value-type="float">
            <text:p>123556</text:p>
          </table:table-cell>
          <table:table-cell office:value-type="float" office:value="123554" calcext:value-type="float">
            <text:p>123554</text:p>
          </table:table-cell>
          <table:table-cell office:value-type="float" office:value="123556" calcext:value-type="float">
            <text:p>123556</text:p>
          </table:table-cell>
          <table:table-cell table:formula="of:=MEDIAN([.C19:.E19])" office:value-type="float" office:value="434.9" calcext:value-type="float">
            <text:p>434.9</text:p>
          </table:table-cell>
          <table:table-cell table:formula="of:=MEDIAN([.F19:.H19])/1000" office:value-type="float" office:value="123.556" calcext:value-type="float">
            <text:p>123.556</text:p>
          </table:table-cell>
          <table:table-cell table:formula="of:=(([.I19]/1000*5.16)/1000)/(3600/[.J19]/1000000)" office:value-type="float" office:value="77.0194563066667" calcext:value-type="float">
            <text:p>77.0194563067</text:p>
          </table:table-cell>
          <table:table-cell table:formula="of:=[.I19]*5.16/1000" office:value-type="float" office:value="2.244084" calcext:value-type="float">
            <text:p>2.2440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d\_32</text:p>
          </table:table-cell>
          <table:table-cell office:value-type="float" office:value="438.5" calcext:value-type="float">
            <text:p>438.5</text:p>
          </table:table-cell>
          <table:table-cell office:value-type="float" office:value="438.6" calcext:value-type="float">
            <text:p>438.6</text:p>
          </table:table-cell>
          <table:table-cell office:value-type="float" office:value="438.5" calcext:value-type="float">
            <text:p>438.5</text:p>
          </table:table-cell>
          <table:table-cell office:value-type="float" office:value="108111" calcext:value-type="float">
            <text:p>108111</text:p>
          </table:table-cell>
          <table:table-cell office:value-type="float" office:value="108112" calcext:value-type="float">
            <text:p>108112</text:p>
          </table:table-cell>
          <table:table-cell office:value-type="float" office:value="108111" calcext:value-type="float">
            <text:p>108111</text:p>
          </table:table-cell>
          <table:table-cell table:formula="of:=MEDIAN([.C20:.E20])" office:value-type="float" office:value="438.5" calcext:value-type="float">
            <text:p>438.5</text:p>
          </table:table-cell>
          <table:table-cell table:formula="of:=MEDIAN([.F20:.H20])/1000" office:value-type="float" office:value="108.111" calcext:value-type="float">
            <text:p>108.111</text:p>
          </table:table-cell>
          <table:table-cell table:formula="of:=(([.I20]/1000*5.16)/1000)/(3600/[.J20]/1000000)" office:value-type="float" office:value="67.94956535" calcext:value-type="float">
            <text:p>67.94956535</text:p>
          </table:table-cell>
          <table:table-cell table:formula="of:=[.I20]*5.16/1000" office:value-type="float" office:value="2.26266" calcext:value-type="float">
            <text:p>2.262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\_0</text:p>
          </table:table-cell>
          <table:table-cell office:value-type="float" office:value="438.8" calcext:value-type="float">
            <text:p>438.8</text:p>
          </table:table-cell>
          <table:table-cell office:value-type="float" office:value="438.7" calcext:value-type="float">
            <text:p>438.7</text:p>
          </table:table-cell>
          <table:table-cell office:value-type="float" office:value="438.8" calcext:value-type="float">
            <text:p>438.8</text:p>
          </table:table-cell>
          <table:table-cell office:value-type="float" office:value="123555" calcext:value-type="float">
            <text:p>123555</text:p>
          </table:table-cell>
          <table:table-cell table:number-columns-repeated="2" office:value-type="float" office:value="123554" calcext:value-type="float">
            <text:p>123554</text:p>
          </table:table-cell>
          <table:table-cell table:formula="of:=MEDIAN([.C21:.E21])" office:value-type="float" office:value="438.8" calcext:value-type="float">
            <text:p>438.8</text:p>
          </table:table-cell>
          <table:table-cell table:formula="of:=MEDIAN([.F21:.H21])/1000" office:value-type="float" office:value="123.554" calcext:value-type="float">
            <text:p>123.554</text:p>
          </table:table-cell>
          <table:table-cell table:formula="of:=(([.I21]/1000*5.16)/1000)/(3600/[.J21]/1000000)" office:value-type="float" office:value="77.7088764533333" calcext:value-type="float">
            <text:p>77.7088764533</text:p>
          </table:table-cell>
          <table:table-cell table:formula="of:=[.I21]*5.16/1000" office:value-type="float" office:value="2.264208" calcext:value-type="float">
            <text:p>2.2642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r\_32</text:p>
          </table:table-cell>
          <table:table-cell office:value-type="float" office:value="432.5" calcext:value-type="float">
            <text:p>432.5</text:p>
          </table:table-cell>
          <table:table-cell table:number-columns-repeated="2" office:value-type="float" office:value="432.7" calcext:value-type="float">
            <text:p>432.7</text:p>
          </table:table-cell>
          <table:table-cell table:number-columns-repeated="2" office:value-type="float" office:value="108112" calcext:value-type="float">
            <text:p>108112</text:p>
          </table:table-cell>
          <table:table-cell office:value-type="float" office:value="108113" calcext:value-type="float">
            <text:p>108113</text:p>
          </table:table-cell>
          <table:table-cell table:formula="of:=MEDIAN([.C22:.E22])" office:value-type="float" office:value="432.7" calcext:value-type="float">
            <text:p>432.7</text:p>
          </table:table-cell>
          <table:table-cell table:formula="of:=MEDIAN([.F22:.H22])/1000" office:value-type="float" office:value="108.112" calcext:value-type="float">
            <text:p>108.112</text:p>
          </table:table-cell>
          <table:table-cell table:formula="of:=(([.I22]/1000*5.16)/1000)/(3600/[.J22]/1000000)" office:value-type="float" office:value="67.0514227733333" calcext:value-type="float">
            <text:p>67.0514227733</text:p>
          </table:table-cell>
          <table:table-cell table:formula="of:=[.I22]*5.16/1000" office:value-type="float" office:value="2.232732" calcext:value-type="float">
            <text:p>2.2327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or\_0</text:p>
          </table:table-cell>
          <table:table-cell table:number-columns-repeated="2" office:value-type="float" office:value="429.4" calcext:value-type="float">
            <text:p>429.4</text:p>
          </table:table-cell>
          <table:table-cell office:value-type="float" office:value="429.3" calcext:value-type="float">
            <text:p>429.3</text:p>
          </table:table-cell>
          <table:table-cell table:number-columns-repeated="3" office:value-type="float" office:value="123555" calcext:value-type="float">
            <text:p>123555</text:p>
          </table:table-cell>
          <table:table-cell table:formula="of:=MEDIAN([.C23:.E23])" office:value-type="float" office:value="429.4" calcext:value-type="float">
            <text:p>429.4</text:p>
          </table:table-cell>
          <table:table-cell table:formula="of:=MEDIAN([.F23:.H23])/1000" office:value-type="float" office:value="123.555" calcext:value-type="float">
            <text:p>123.555</text:p>
          </table:table-cell>
          <table:table-cell table:formula="of:=(([.I23]/1000*5.16)/1000)/(3600/[.J23]/1000000)" office:value-type="float" office:value="76.0448077" calcext:value-type="float">
            <text:p>76.0448077</text:p>
          </table:table-cell>
          <table:table-cell table:formula="of:=[.I23]*5.16/1000" office:value-type="float" office:value="2.215704" calcext:value-type="float">
            <text:p>2.2157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or\_32</text:p>
          </table:table-cell>
          <table:table-cell office:value-type="float" office:value="432.2" calcext:value-type="float">
            <text:p>432.2</text:p>
          </table:table-cell>
          <table:table-cell office:value-type="float" office:value="432.5" calcext:value-type="float">
            <text:p>432.5</text:p>
          </table:table-cell>
          <table:table-cell office:value-type="float" office:value="432.6" calcext:value-type="float">
            <text:p>432.6</text:p>
          </table:table-cell>
          <table:table-cell office:value-type="float" office:value="108113" calcext:value-type="float">
            <text:p>108113</text:p>
          </table:table-cell>
          <table:table-cell office:value-type="float" office:value="108112" calcext:value-type="float">
            <text:p>108112</text:p>
          </table:table-cell>
          <table:table-cell office:value-type="float" office:value="108110" calcext:value-type="float">
            <text:p>108110</text:p>
          </table:table-cell>
          <table:table-cell table:formula="of:=MEDIAN([.C24:.E24])" office:value-type="float" office:value="432.5" calcext:value-type="float">
            <text:p>432.5</text:p>
          </table:table-cell>
          <table:table-cell table:formula="of:=MEDIAN([.F24:.H24])/1000" office:value-type="float" office:value="108.112" calcext:value-type="float">
            <text:p>108.112</text:p>
          </table:table-cell>
          <table:table-cell table:formula="of:=(([.I24]/1000*5.16)/1000)/(3600/[.J24]/1000000)" office:value-type="float" office:value="67.0204306666667" calcext:value-type="float">
            <text:p>67.0204306667</text:p>
          </table:table-cell>
          <table:table-cell table:formula="of:=[.I24]*5.16/1000" office:value-type="float" office:value="2.2317" calcext:value-type="float">
            <text:p>2.2317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 table:formula="of:=MIN([.K2:.K24])" office:value-type="float" office:value="66.9274543466667" calcext:value-type="float">
            <text:p>66.9274543467</text:p>
          </table:table-cell>
          <table:table-cell table:formula="of:=MIN([.L2:.L24])" office:value-type="float" office:value="2.188872" calcext:value-type="float">
            <text:p>2.188872</text:p>
          </table:table-cell>
        </table:table-row>
        <table:table-row table:style-name="ro1">
          <table:table-cell table:number-columns-repeated="10"/>
          <table:table-cell table:formula="of:=MAX([.K2:.K24])" office:value-type="float" office:value="95.5216584166667" calcext:value-type="float">
            <text:p>95.5216584167</text:p>
          </table:table-cell>
          <table:table-cell table:formula="of:=MAX([.L2:.L24])" office:value-type="float" office:value="2.268336" calcext:value-type="float">
            <text:p>2.268336</text:p>
          </table:table-cell>
        </table:table-row>
      </table:table>
      <table:named-expressions/>
      <table:database-ranges>
        <table:database-range table:name="__Anonymous_Sheet_DB__0" table:target-range-address="Galileo.B1:Galileo.H22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Raspberry.A1:Raspberry.H24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Riolo</meta:initial-creator>
    <meta:creation-date>2016-06-06T02:19:04.980833076</meta:creation-date>
    <dc:date>2016-06-12T14:12:07.744341967</dc:date>
    <dc:creator>Samuel Riolo</dc:creator>
    <meta:editing-duration>P6DT11H37M38S</meta:editing-duration>
    <meta:editing-cycles>26</meta:editing-cycles>
    <meta:generator>LibreOffice/4.2.8.2$Linux_X86_64 LibreOffice_project/420m0$Build-2</meta:generator>
    <meta:document-statistic meta:table-count="2" meta:cell-count="56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bar" chart:style-name="ch1">
        <chart:legend chart:legend-position="end" svg:x="12.819cm" svg:y="4.204cm" style:legend-expansion="high" chart:style-name="ch2"/>
        <chart:plot-area chart:style-name="ch3" table:cell-range-address="Galileo.B1:Galileo.B22 Galileo.K1:Galileo.K22" chart:data-source-has-labels="both" svg:x="0.319cm" svg:y="0.18cm" svg:width="12.181cm" svg:height="8.646cm">
          <chartooo:coordinate-region svg:x="1.126cm" svg:y="0.379cm" svg:width="11.374cm" svg:height="7.001cm"/>
          <chart:axis chart:dimension="x" chart:name="primary-x" chart:style-name="ch4" chartooo:axis-type="auto">
            <chartooo:date-scale/>
            <chart:categories table:cell-range-address="Galileo.B2:Galile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alileo.K2:Galileo.K22" chart:label-cell-address="Galileo.K1:Galileo.K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\_mW\_h</text:p>
                <draw:g>
                  <svg:desc>Galileo.K1:Galileo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p</text:p>
                <draw:g>
                  <svg:desc>Galileo.B2:Galileo.B22</svg:desc>
                </draw:g>
              </table:table-cell>
              <table:table-cell office:value-type="float" office:value="79.9678224">
                <text:p>79.9678224</text:p>
                <draw:g>
                  <svg:desc>Galileo.K2:Galileo.K22</svg:desc>
                </draw:g>
              </table:table-cell>
            </table:table-row>
            <table:table-row>
              <table:table-cell office:value-type="string">
                <text:p>nop\_nop</text:p>
              </table:table-cell>
              <table:table-cell office:value-type="float" office:value="89.6101614633333">
                <text:p>89.6101614633333</text:p>
              </table:table-cell>
            </table:table-row>
            <table:table-row>
              <table:table-cell office:value-type="string">
                <text:p>nop\_nop\_nop</text:p>
              </table:table-cell>
              <table:table-cell office:value-type="float" office:value="99.75168294">
                <text:p>99.75168294</text:p>
              </table:table-cell>
            </table:table-row>
            <table:table-row>
              <table:table-cell office:value-type="string">
                <text:p>addl\_0</text:p>
              </table:table-cell>
              <table:table-cell office:value-type="float" office:value="89.8600619833333">
                <text:p>89.8600619833333</text:p>
              </table:table-cell>
            </table:table-row>
            <table:table-row>
              <table:table-cell office:value-type="string">
                <text:p>addl\_32</text:p>
              </table:table-cell>
              <table:table-cell office:value-type="float" office:value="90.65141363">
                <text:p>90.65141363</text:p>
              </table:table-cell>
            </table:table-row>
            <table:table-row>
              <table:table-cell office:value-type="string">
                <text:p>and\_0</text:p>
              </table:table-cell>
              <table:table-cell office:value-type="float" office:value="89.83923694">
                <text:p>89.83923694</text:p>
              </table:table-cell>
            </table:table-row>
            <table:table-row>
              <table:table-cell office:value-type="string">
                <text:p>and\_32</text:p>
              </table:table-cell>
              <table:table-cell office:value-type="float" office:value="90.6305885866667">
                <text:p>90.6305885866667</text:p>
              </table:table-cell>
            </table:table-row>
            <table:table-row>
              <table:table-cell office:value-type="string">
                <text:p>xor\_0</text:p>
              </table:table-cell>
              <table:table-cell office:value-type="float" office:value="110.16054072">
                <text:p>110.16054072</text:p>
              </table:table-cell>
            </table:table-row>
            <table:table-row>
              <table:table-cell office:value-type="string">
                <text:p>subl\_0</text:p>
              </table:table-cell>
              <table:table-cell office:value-type="float" office:value="110.134467526667">
                <text:p>110.134467526667</text:p>
              </table:table-cell>
            </table:table-row>
            <table:table-row>
              <table:table-cell office:value-type="string">
                <text:p>inc\_8</text:p>
              </table:table-cell>
              <table:table-cell office:value-type="float" office:value="110.18599371">
                <text:p>110.18599371</text:p>
              </table:table-cell>
            </table:table-row>
            <table:table-row>
              <table:table-cell office:value-type="string">
                <text:p>xor\_32</text:p>
              </table:table-cell>
              <table:table-cell office:value-type="float" office:value="110.18537322">
                <text:p>110.18537322</text:p>
              </table:table-cell>
            </table:table-row>
            <table:table-row>
              <table:table-cell office:value-type="string">
                <text:p>or\_32</text:p>
              </table:table-cell>
              <table:table-cell office:value-type="float" office:value="138.45400752">
                <text:p>138.45400752</text:p>
              </table:table-cell>
            </table:table-row>
            <table:table-row>
              <table:table-cell office:value-type="string">
                <text:p>subl\_32</text:p>
              </table:table-cell>
              <table:table-cell office:value-type="float" office:value="139.19908056">
                <text:p>139.19908056</text:p>
              </table:table-cell>
            </table:table-row>
            <table:table-row>
              <table:table-cell office:value-type="string">
                <text:p>dec\_8</text:p>
              </table:table-cell>
              <table:table-cell office:value-type="float" office:value="90.7347138033333">
                <text:p>90.7347138033333</text:p>
              </table:table-cell>
            </table:table-row>
            <table:table-row>
              <table:table-cell office:value-type="string">
                <text:p>or\_0</text:p>
              </table:table-cell>
              <table:table-cell office:value-type="float" office:value="100.51526576">
                <text:p>100.51526576</text:p>
              </table:table-cell>
            </table:table-row>
            <table:table-row>
              <table:table-cell office:value-type="string">
                <text:p>shr\_0</text:p>
              </table:table-cell>
              <table:table-cell office:value-type="float" office:value="90.6097635433333">
                <text:p>90.6097635433333</text:p>
              </table:table-cell>
            </table:table-row>
            <table:table-row>
              <table:table-cell office:value-type="string">
                <text:p>shr\_32</text:p>
              </table:table-cell>
              <table:table-cell office:value-type="float" office:value="89.4852112033333">
                <text:p>89.4852112033333</text:p>
              </table:table-cell>
            </table:table-row>
            <table:table-row>
              <table:table-cell office:value-type="string">
                <text:p>shl\_0</text:p>
              </table:table-cell>
              <table:table-cell office:value-type="float" office:value="90.65141363">
                <text:p>90.65141363</text:p>
              </table:table-cell>
            </table:table-row>
            <table:table-row>
              <table:table-cell office:value-type="string">
                <text:p>shl\_32</text:p>
              </table:table-cell>
              <table:table-cell office:value-type="float" office:value="89.7975868533333">
                <text:p>89.7975868533333</text:p>
              </table:table-cell>
            </table:table-row>
            <table:table-row>
              <table:table-cell office:value-type="string">
                <text:p>imull\_0</text:p>
              </table:table-cell>
              <table:table-cell office:value-type="float" office:value="89.8606804666667">
                <text:p>89.8606804666667</text:p>
              </table:table-cell>
            </table:table-row>
            <table:table-row>
              <table:table-cell office:value-type="string">
                <text:p>imull\_32</text:p>
              </table:table-cell>
              <table:table-cell office:value-type="float" office:value="90.5889385">
                <text:p>90.5889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bar" chart:style-name="ch1">
        <chart:legend chart:legend-position="end" svg:x="13.749cm" svg:y="4.204cm" style:legend-expansion="high" chart:style-name="ch2"/>
        <chart:plot-area chart:style-name="ch3" table:cell-range-address="Raspberry.B1:Raspberry.B24 Raspberry.J1:Raspberry.J24" chart:data-source-has-labels="both" svg:x="0.32cm" svg:y="0.18cm" svg:width="13.109cm" svg:height="8.646cm">
          <chartooo:coordinate-region svg:x="1.127cm" svg:y="0.379cm" svg:width="12.302cm" svg:height="6.925cm"/>
          <chart:axis chart:dimension="x" chart:name="primary-x" chart:style-name="ch4" chartooo:axis-type="auto">
            <chartooo:date-scale/>
            <chart:categories table:cell-range-address="Raspberry.B2:Raspberry.B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spberry.J2:Raspberry.J24" chart:label-cell-address="Raspberry.J1:Raspberry.J1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_time</text:p>
                <draw:g>
                  <svg:desc>Raspberry.J1:Raspberr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p</text:p>
                <draw:g>
                  <svg:desc>Raspberry.B2:Raspberry.B24</svg:desc>
                </draw:g>
              </table:table-cell>
              <table:table-cell office:value-type="float" office:value="123.556">
                <text:p>123.556</text:p>
                <draw:g>
                  <svg:desc>Raspberry.J2:Raspberry.J24</svg:desc>
                </draw:g>
              </table:table-cell>
            </table:table-row>
            <table:table-row>
              <table:table-cell office:value-type="string">
                <text:p>nop\_nop</text:p>
              </table:table-cell>
              <table:table-cell office:value-type="float" office:value="154.445">
                <text:p>154.445</text:p>
              </table:table-cell>
            </table:table-row>
            <table:table-row>
              <table:table-cell office:value-type="string">
                <text:p>nop\_nop\_nop</text:p>
              </table:table-cell>
              <table:table-cell office:value-type="float" office:value="154.446">
                <text:p>154.446</text:p>
              </table:table-cell>
            </table:table-row>
            <table:table-row>
              <table:table-cell office:value-type="string">
                <text:p>add\_0</text:p>
              </table:table-cell>
              <table:table-cell office:value-type="float" office:value="123.556">
                <text:p>123.556</text:p>
              </table:table-cell>
            </table:table-row>
            <table:table-row>
              <table:table-cell office:value-type="string">
                <text:p>add\_32</text:p>
              </table:table-cell>
              <table:table-cell office:value-type="float" office:value="108.112">
                <text:p>108.112</text:p>
              </table:table-cell>
            </table:table-row>
            <table:table-row>
              <table:table-cell office:value-type="string">
                <text:p>sadd8\_0</text:p>
              </table:table-cell>
              <table:table-cell office:value-type="float" office:value="123.555">
                <text:p>123.555</text:p>
              </table:table-cell>
            </table:table-row>
            <table:table-row>
              <table:table-cell office:value-type="string">
                <text:p>sadd8\_8</text:p>
              </table:table-cell>
              <table:table-cell office:value-type="float" office:value="123.555">
                <text:p>123.555</text:p>
              </table:table-cell>
            </table:table-row>
            <table:table-row>
              <table:table-cell office:value-type="string">
                <text:p>sadd16\_0</text:p>
              </table:table-cell>
              <table:table-cell office:value-type="float" office:value="123.556">
                <text:p>123.556</text:p>
              </table:table-cell>
            </table:table-row>
            <table:table-row>
              <table:table-cell office:value-type="string">
                <text:p>sadd16\_8</text:p>
              </table:table-cell>
              <table:table-cell office:value-type="float" office:value="108.112">
                <text:p>108.112</text:p>
              </table:table-cell>
            </table:table-row>
            <table:table-row>
              <table:table-cell office:value-type="string">
                <text:p>sub\_0</text:p>
              </table:table-cell>
              <table:table-cell office:value-type="float" office:value="123.556">
                <text:p>123.556</text:p>
              </table:table-cell>
            </table:table-row>
            <table:table-row>
              <table:table-cell office:value-type="string">
                <text:p>sub\_32</text:p>
              </table:table-cell>
              <table:table-cell office:value-type="float" office:value="108.112">
                <text:p>108.112</text:p>
              </table:table-cell>
            </table:table-row>
            <table:table-row>
              <table:table-cell office:value-type="string">
                <text:p>lsr\_0</text:p>
              </table:table-cell>
              <table:table-cell office:value-type="float" office:value="123.555">
                <text:p>123.555</text:p>
              </table:table-cell>
            </table:table-row>
            <table:table-row>
              <table:table-cell office:value-type="string">
                <text:p>lsr\_32</text:p>
              </table:table-cell>
              <table:table-cell office:value-type="float" office:value="108.112">
                <text:p>108.112</text:p>
              </table:table-cell>
            </table:table-row>
            <table:table-row>
              <table:table-cell office:value-type="string">
                <text:p>lsl\_0</text:p>
              </table:table-cell>
              <table:table-cell office:value-type="float" office:value="108.112">
                <text:p>108.112</text:p>
              </table:table-cell>
            </table:table-row>
            <table:table-row>
              <table:table-cell office:value-type="string">
                <text:p>lsl\_32</text:p>
              </table:table-cell>
              <table:table-cell office:value-type="float" office:value="123.556">
                <text:p>123.556</text:p>
              </table:table-cell>
            </table:table-row>
            <table:table-row>
              <table:table-cell office:value-type="string">
                <text:p>mul\_0</text:p>
              </table:table-cell>
              <table:table-cell office:value-type="float" office:value="123.557">
                <text:p>123.557</text:p>
              </table:table-cell>
            </table:table-row>
            <table:table-row>
              <table:table-cell office:value-type="string">
                <text:p>mul\_32</text:p>
              </table:table-cell>
              <table:table-cell office:value-type="float" office:value="123.559">
                <text:p>123.559</text:p>
              </table:table-cell>
            </table:table-row>
            <table:table-row>
              <table:table-cell office:value-type="string">
                <text:p>and\_0</text:p>
              </table:table-cell>
              <table:table-cell office:value-type="float" office:value="123.556">
                <text:p>123.556</text:p>
              </table:table-cell>
            </table:table-row>
            <table:table-row>
              <table:table-cell office:value-type="string">
                <text:p>and\_32</text:p>
              </table:table-cell>
              <table:table-cell office:value-type="float" office:value="108.111">
                <text:p>108.111</text:p>
              </table:table-cell>
            </table:table-row>
            <table:table-row>
              <table:table-cell office:value-type="string">
                <text:p>or\_0</text:p>
              </table:table-cell>
              <table:table-cell office:value-type="float" office:value="123.554">
                <text:p>123.554</text:p>
              </table:table-cell>
            </table:table-row>
            <table:table-row>
              <table:table-cell office:value-type="string">
                <text:p>or\_32</text:p>
              </table:table-cell>
              <table:table-cell office:value-type="float" office:value="108.112">
                <text:p>108.112</text:p>
              </table:table-cell>
            </table:table-row>
            <table:table-row>
              <table:table-cell office:value-type="string">
                <text:p>xor\_0</text:p>
              </table:table-cell>
              <table:table-cell office:value-type="float" office:value="123.555">
                <text:p>123.555</text:p>
              </table:table-cell>
            </table:table-row>
            <table:table-row>
              <table:table-cell office:value-type="string">
                <text:p>xor\_32</text:p>
              </table:table-cell>
              <table:table-cell office:value-type="float" office:value="108.112">
                <text:p>108.1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bar" chart:style-name="ch1">
        <chart:legend chart:legend-position="end" svg:x="14.327cm" svg:y="4.204cm" style:legend-expansion="high" chart:style-name="ch2"/>
        <chart:plot-area chart:style-name="ch3" table:cell-range-address="Galileo.B1:Galileo.B22 Galileo.L1:Galileo.L22" chart:data-source-has-labels="both" svg:x="0.319cm" svg:y="0.18cm" svg:width="13.689cm" svg:height="8.646cm">
          <chartooo:coordinate-region svg:x="1.231cm" svg:y="0.379cm" svg:width="12.777cm" svg:height="6.327cm"/>
          <chart:axis chart:dimension="x" chart:name="primary-x" chart:style-name="ch4" chartooo:axis-type="auto">
            <chartooo:date-scale/>
            <chart:categories table:cell-range-address="Galileo.B2:Galile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alileo.L2:Galileo.L22" chart:label-cell-address="Galileo.L1:Galileo.L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</text:p>
                <draw:g>
                  <svg:desc>Galileo.L1:Galileo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p</text:p>
                <draw:g>
                  <svg:desc>Galileo.B2:Galileo.B22</svg:desc>
                </draw:g>
              </table:table-cell>
              <table:table-cell office:value-type="float" office:value="2.74752">
                <text:p>2.74752</text:p>
                <draw:g>
                  <svg:desc>Galileo.L2:Galileo.L22</svg:desc>
                </draw:g>
              </table:table-cell>
            </table:table-row>
            <table:table-row>
              <table:table-cell office:value-type="string">
                <text:p>nop\_nop</text:p>
              </table:table-cell>
              <table:table-cell office:value-type="float" office:value="2.736708">
                <text:p>2.736708</text:p>
              </table:table-cell>
            </table:table-row>
            <table:table-row>
              <table:table-cell office:value-type="string">
                <text:p>nop\_nop\_nop</text:p>
              </table:table-cell>
              <table:table-cell office:value-type="float" office:value="2.741796">
                <text:p>2.741796</text:p>
              </table:table-cell>
            </table:table-row>
            <table:table-row>
              <table:table-cell office:value-type="string">
                <text:p>addl\_0</text:p>
              </table:table-cell>
              <table:table-cell office:value-type="float" office:value="2.74434">
                <text:p>2.74434</text:p>
              </table:table-cell>
            </table:table-row>
            <table:table-row>
              <table:table-cell office:value-type="string">
                <text:p>addl\_32</text:p>
              </table:table-cell>
              <table:table-cell office:value-type="float" office:value="2.768508">
                <text:p>2.768508</text:p>
              </table:table-cell>
            </table:table-row>
            <table:table-row>
              <table:table-cell office:value-type="string">
                <text:p>and\_0</text:p>
              </table:table-cell>
              <table:table-cell office:value-type="float" office:value="2.743704">
                <text:p>2.743704</text:p>
              </table:table-cell>
            </table:table-row>
            <table:table-row>
              <table:table-cell office:value-type="string">
                <text:p>and\_32</text:p>
              </table:table-cell>
              <table:table-cell office:value-type="float" office:value="2.767872">
                <text:p>2.767872</text:p>
              </table:table-cell>
            </table:table-row>
            <table:table-row>
              <table:table-cell office:value-type="string">
                <text:p>xor\_0</text:p>
              </table:table-cell>
              <table:table-cell office:value-type="float" office:value="2.752608">
                <text:p>2.752608</text:p>
              </table:table-cell>
            </table:table-row>
            <table:table-row>
              <table:table-cell office:value-type="string">
                <text:p>subl\_0</text:p>
              </table:table-cell>
              <table:table-cell office:value-type="float" office:value="2.751972">
                <text:p>2.751972</text:p>
              </table:table-cell>
            </table:table-row>
            <table:table-row>
              <table:table-cell office:value-type="string">
                <text:p>inc\_8</text:p>
              </table:table-cell>
              <table:table-cell office:value-type="float" office:value="2.753244">
                <text:p>2.753244</text:p>
              </table:table-cell>
            </table:table-row>
            <table:table-row>
              <table:table-cell office:value-type="string">
                <text:p>xor\_32</text:p>
              </table:table-cell>
              <table:table-cell office:value-type="float" office:value="2.753244">
                <text:p>2.753244</text:p>
              </table:table-cell>
            </table:table-row>
            <table:table-row>
              <table:table-cell office:value-type="string">
                <text:p>or\_32</text:p>
              </table:table-cell>
              <table:table-cell office:value-type="float" office:value="2.718264">
                <text:p>2.718264</text:p>
              </table:table-cell>
            </table:table-row>
            <table:table-row>
              <table:table-cell office:value-type="string">
                <text:p>subl\_32</text:p>
              </table:table-cell>
              <table:table-cell office:value-type="float" office:value="2.732892">
                <text:p>2.732892</text:p>
              </table:table-cell>
            </table:table-row>
            <table:table-row>
              <table:table-cell office:value-type="string">
                <text:p>dec\_8</text:p>
              </table:table-cell>
              <table:table-cell office:value-type="float" office:value="2.771052">
                <text:p>2.771052</text:p>
              </table:table-cell>
            </table:table-row>
            <table:table-row>
              <table:table-cell office:value-type="string">
                <text:p>or\_0</text:p>
              </table:table-cell>
              <table:table-cell office:value-type="float" office:value="2.762784">
                <text:p>2.762784</text:p>
              </table:table-cell>
            </table:table-row>
            <table:table-row>
              <table:table-cell office:value-type="string">
                <text:p>shr\_0</text:p>
              </table:table-cell>
              <table:table-cell office:value-type="float" office:value="2.767236">
                <text:p>2.767236</text:p>
              </table:table-cell>
            </table:table-row>
            <table:table-row>
              <table:table-cell office:value-type="string">
                <text:p>shr\_32</text:p>
              </table:table-cell>
              <table:table-cell office:value-type="float" office:value="2.732892">
                <text:p>2.732892</text:p>
              </table:table-cell>
            </table:table-row>
            <table:table-row>
              <table:table-cell office:value-type="string">
                <text:p>shl\_0</text:p>
              </table:table-cell>
              <table:table-cell office:value-type="float" office:value="2.768508">
                <text:p>2.768508</text:p>
              </table:table-cell>
            </table:table-row>
            <table:table-row>
              <table:table-cell office:value-type="string">
                <text:p>shl\_32</text:p>
              </table:table-cell>
              <table:table-cell office:value-type="float" office:value="2.742432">
                <text:p>2.742432</text:p>
              </table:table-cell>
            </table:table-row>
            <table:table-row>
              <table:table-cell office:value-type="string">
                <text:p>imull\_0</text:p>
              </table:table-cell>
              <table:table-cell office:value-type="float" office:value="2.74434">
                <text:p>2.74434</text:p>
              </table:table-cell>
            </table:table-row>
            <table:table-row>
              <table:table-cell office:value-type="string">
                <text:p>imull\_32</text:p>
              </table:table-cell>
              <table:table-cell office:value-type="float" office:value="2.7666">
                <text:p>2.76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